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95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4.685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Noto Sans CJK SC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First</text:p>
          </table:table-cell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Median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office:value-type="float" office:value="0.000714" calcext:value-type="float">
            <text:p>0.000714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204" calcext:value-type="float">
            <text:p>0.00020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1" office:value-type="float" office:value="0.001526" calcext:value-type="float">
            <text:p>0.001526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0.000372" calcext:value-type="float">
            <text:p>0.00037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1" office:value-type="float" office:value="0.002361" calcext:value-type="float">
            <text:p>0.002361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0.000629" calcext:value-type="float">
            <text:p>0.000629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style-name="ce1" office:value-type="float" office:value="0.003111" calcext:value-type="float">
            <text:p>0.003111</text:p>
          </table:table-cell>
          <table:table-cell office:value-type="float" office:value="0.001502" calcext:value-type="float">
            <text:p>0.001502</text:p>
          </table:table-cell>
          <table:table-cell office:value-type="float" office:value="0.000997" calcext:value-type="float">
            <text:p>0.00099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1" office:value-type="float" office:value="0.004351" calcext:value-type="float">
            <text:p>0.004351</text:p>
          </table:table-cell>
          <table:table-cell office:value-type="float" office:value="0.001787" calcext:value-type="float">
            <text:p>0.001787</text:p>
          </table:table-cell>
          <table:table-cell office:value-type="float" office:value="0.001213" calcext:value-type="float">
            <text:p>0.001213</text:p>
          </table:table-cell>
        </table:table-row>
        <table:table-row table:style-name="ro1">
          <table:table-cell table:formula="of:=[.A6]+10000" office:value-type="float" office:value="60000" calcext:value-type="float">
            <text:p>60000</text:p>
          </table:table-cell>
          <table:table-cell office:value-type="float" office:value="0.004998" calcext:value-type="float">
            <text:p>0.004998</text:p>
          </table:table-cell>
          <table:table-cell office:value-type="float" office:value="0.002218" calcext:value-type="float">
            <text:p>0.002218</text:p>
          </table:table-cell>
          <table:table-cell office:value-type="float" office:value="0.001223" calcext:value-type="float">
            <text:p>0.001223</text:p>
          </table:table-cell>
        </table:table-row>
        <table:table-row table:style-name="ro1">
          <table:table-cell table:formula="of:=[.A7]+10000" office:value-type="float" office:value="70000" calcext:value-type="float">
            <text:p>70000</text:p>
          </table:table-cell>
          <table:table-cell office:value-type="float" office:value="0.005773" calcext:value-type="float">
            <text:p>0.005773</text:p>
          </table:table-cell>
          <table:table-cell office:value-type="float" office:value="0.002771" calcext:value-type="float">
            <text:p>0.002771</text:p>
          </table:table-cell>
          <table:table-cell office:value-type="float" office:value="0.001505" calcext:value-type="float">
            <text:p>0.001505</text:p>
          </table:table-cell>
        </table:table-row>
        <table:table-row table:style-name="ro1">
          <table:table-cell table:formula="of:=[.A8]+10000" office:value-type="float" office:value="80000" calcext:value-type="float">
            <text:p>80000</text:p>
          </table:table-cell>
          <table:table-cell office:value-type="float" office:value="0.006599" calcext:value-type="float">
            <text:p>0.006599</text:p>
          </table:table-cell>
          <table:table-cell office:value-type="float" office:value="0.002865" calcext:value-type="float">
            <text:p>0.002865</text:p>
          </table:table-cell>
          <table:table-cell office:value-type="float" office:value="0.001653" calcext:value-type="float">
            <text:p>0.001653</text:p>
          </table:table-cell>
        </table:table-row>
        <table:table-row table:style-name="ro1">
          <table:table-cell table:formula="of:=[.A9]+10000" office:value-type="float" office:value="90000" calcext:value-type="float">
            <text:p>90000</text:p>
          </table:table-cell>
          <table:table-cell office:value-type="float" office:value="0.007703" calcext:value-type="float">
            <text:p>0.007703</text:p>
          </table:table-cell>
          <table:table-cell office:value-type="float" office:value="0.003538" calcext:value-type="float">
            <text:p>0.003538</text:p>
          </table:table-cell>
          <table:table-cell office:value-type="float" office:value="0.002126" calcext:value-type="float">
            <text:p>0.002126</text:p>
          </table:table-cell>
        </table:table-row>
        <table:table-row table:style-name="ro1">
          <table:table-cell table:formula="of:=[.A10]+10000" office:value-type="float" office:value="100000" calcext:value-type="float">
            <text:p>100000</text:p>
          </table:table-cell>
          <table:table-cell office:value-type="float" office:value="0.008419" calcext:value-type="float">
            <text:p>0.008419</text:p>
          </table:table-cell>
          <table:table-cell office:value-type="float" office:value="0.004427" calcext:value-type="float">
            <text:p>0.004427</text:p>
          </table:table-cell>
          <table:table-cell office:value-type="float" office:value="0.002601" calcext:value-type="float">
            <text:p>0.002601</text:p>
          </table:table-cell>
        </table:table-row>
      </table:table>
      <table:table table:name="Worst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4746" calcext:value-type="float">
            <text:p>0.04746</text:p>
          </table:table-cell>
          <table:table-cell office:value-type="float" office:value="0.000853" calcext:value-type="float">
            <text:p>0.000853</text:p>
          </table:table-cell>
          <table:table-cell office:value-type="float" office:value="0.00077" calcext:value-type="float">
            <text:p>0.0007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18544" calcext:value-type="float">
            <text:p>0.18544</text:p>
          </table:table-cell>
          <table:table-cell office:value-type="float" office:value="0.001681" calcext:value-type="float">
            <text:p>0.001681</text:p>
          </table:table-cell>
          <table:table-cell office:value-type="float" office:value="0.001648" calcext:value-type="float">
            <text:p>0.00164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403585" calcext:value-type="float">
            <text:p>0.403585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2551" calcext:value-type="float">
            <text:p>0.00255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724087" calcext:value-type="float">
            <text:p>0.724087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0.003507" calcext:value-type="float">
            <text:p>0.00350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.116566" calcext:value-type="float">
            <text:p>1.116566</text:p>
          </table:table-cell>
          <table:table-cell office:value-type="float" office:value="0.004284" calcext:value-type="float">
            <text:p>0.004284</text:p>
          </table:table-cell>
          <table:table-cell office:value-type="float" office:value="0.004223" calcext:value-type="float">
            <text:p>0.004223</text:p>
          </table:table-cell>
        </table:table-row>
        <table:table-row table:style-name="ro1">
          <table:table-cell table:formula="of:=[.A6]+10000" office:value-type="float" office:value="60000" calcext:value-type="float">
            <text:p>60000</text:p>
          </table:table-cell>
          <table:table-cell office:value-type="float" office:value="1.626535" calcext:value-type="float">
            <text:p>1.626535</text:p>
          </table:table-cell>
          <table:table-cell office:value-type="float" office:value="0.005707" calcext:value-type="float">
            <text:p>0.005707</text:p>
          </table:table-cell>
          <table:table-cell office:value-type="float" office:value="0.005338" calcext:value-type="float">
            <text:p>0.005338</text:p>
          </table:table-cell>
        </table:table-row>
        <table:table-row table:style-name="ro1">
          <table:table-cell table:formula="of:=[.A7]+10000" office:value-type="float" office:value="70000" calcext:value-type="float">
            <text:p>70000</text:p>
          </table:table-cell>
          <table:table-cell office:value-type="float" office:value="2.11112" calcext:value-type="float">
            <text:p>2.11112</text:p>
          </table:table-cell>
          <table:table-cell office:value-type="float" office:value="0.006805" calcext:value-type="float">
            <text:p>0.006805</text:p>
          </table:table-cell>
          <table:table-cell office:value-type="float" office:value="0.007071" calcext:value-type="float">
            <text:p>0.007071</text:p>
          </table:table-cell>
        </table:table-row>
        <table:table-row table:style-name="ro1">
          <table:table-cell table:formula="of:=[.A8]+10000" office:value-type="float" office:value="80000" calcext:value-type="float">
            <text:p>80000</text:p>
          </table:table-cell>
          <table:table-cell office:value-type="float" office:value="2.823729" calcext:value-type="float">
            <text:p>2.823729</text:p>
          </table:table-cell>
          <table:table-cell office:value-type="float" office:value="0.007112" calcext:value-type="float">
            <text:p>0.007112</text:p>
          </table:table-cell>
          <table:table-cell office:value-type="float" office:value="0.007161" calcext:value-type="float">
            <text:p>0.007161</text:p>
          </table:table-cell>
        </table:table-row>
        <table:table-row table:style-name="ro1">
          <table:table-cell table:formula="of:=[.A9]+10000" office:value-type="float" office:value="90000" calcext:value-type="float">
            <text:p>90000</text:p>
          </table:table-cell>
          <table:table-cell office:value-type="float" office:value="3.528771" calcext:value-type="float">
            <text:p>3.528771</text:p>
          </table:table-cell>
          <table:table-cell office:value-type="float" office:value="0.008867" calcext:value-type="float">
            <text:p>0.008867</text:p>
          </table:table-cell>
          <table:table-cell office:value-type="float" office:value="0.00854" calcext:value-type="float">
            <text:p>0.00854</text:p>
          </table:table-cell>
        </table:table-row>
        <table:table-row table:style-name="ro1">
          <table:table-cell table:formula="of:=[.A10]+10000" office:value-type="float" office:value="100000" calcext:value-type="float">
            <text:p>100000</text:p>
          </table:table-cell>
          <table:table-cell office:value-type="float" office:value="4.330551" calcext:value-type="float">
            <text:p>4.330551</text:p>
          </table:table-cell>
          <table:table-cell office:value-type="float" office:value="0.009872" calcext:value-type="float">
            <text:p>0.009872</text:p>
          </table:table-cell>
          <table:table-cell office:value-type="float" office:value="0.009339" calcext:value-type="float">
            <text:p>0.009339</text:p>
          </table:table-cell>
        </table:table-row>
      </table:table>
      <table:table table:name="Averag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30995" calcext:value-type="float">
            <text:p>0.030995</text:p>
          </table:table-cell>
          <table:table-cell office:value-type="float" office:value="0.000569" calcext:value-type="float">
            <text:p>0.000569</text:p>
          </table:table-cell>
          <table:table-cell office:value-type="float" office:value="0.000462" calcext:value-type="float">
            <text:p>0.00046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120546" calcext:value-type="float">
            <text:p>0.120546</text:p>
          </table:table-cell>
          <table:table-cell office:value-type="float" office:value="0.001087" calcext:value-type="float">
            <text:p>0.001087</text:p>
          </table:table-cell>
          <table:table-cell office:value-type="float" office:value="0.000852" calcext:value-type="float">
            <text:p>0.00085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264858" calcext:value-type="float">
            <text:p>0.264858</text:p>
          </table:table-cell>
          <table:table-cell office:value-type="float" office:value="0.001611" calcext:value-type="float">
            <text:p>0.001611</text:p>
          </table:table-cell>
          <table:table-cell office:value-type="float" office:value="0.001296" calcext:value-type="float">
            <text:p>0.00129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470976" calcext:value-type="float">
            <text:p>0.470976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841" calcext:value-type="float">
            <text:p>0.00184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728421" calcext:value-type="float">
            <text:p>0.728421</text:p>
          </table:table-cell>
          <table:table-cell office:value-type="float" office:value="0.002625" calcext:value-type="float">
            <text:p>0.002625</text:p>
          </table:table-cell>
          <table:table-cell office:value-type="float" office:value="0.00224" calcext:value-type="float">
            <text:p>0.00224</text:p>
          </table:table-cell>
        </table:table-row>
        <table:table-row table:style-name="ro1">
          <table:table-cell table:formula="of:=[.A6]+10000" office:value-type="float" office:value="60000" calcext:value-type="float">
            <text:p>60000</text:p>
          </table:table-cell>
          <table:table-cell office:value-type="float" office:value="1.036739" calcext:value-type="float">
            <text:p>1.036739</text:p>
          </table:table-cell>
          <table:table-cell office:value-type="float" office:value="0.003431" calcext:value-type="float">
            <text:p>0.003431</text:p>
          </table:table-cell>
          <table:table-cell office:value-type="float" office:value="0.002619" calcext:value-type="float">
            <text:p>0.002619</text:p>
          </table:table-cell>
        </table:table-row>
        <table:table-row table:style-name="ro1">
          <table:table-cell table:formula="of:=[.A7]+10000" office:value-type="float" office:value="70000" calcext:value-type="float">
            <text:p>70000</text:p>
          </table:table-cell>
          <table:table-cell office:value-type="float" office:value="1.38589" calcext:value-type="float">
            <text:p>1.38589</text:p>
          </table:table-cell>
          <table:table-cell office:value-type="float" office:value="0.004139" calcext:value-type="float">
            <text:p>0.004139</text:p>
          </table:table-cell>
          <table:table-cell office:value-type="float" office:value="0.003406" calcext:value-type="float">
            <text:p>0.003406</text:p>
          </table:table-cell>
        </table:table-row>
        <table:table-row table:style-name="ro1">
          <table:table-cell table:formula="of:=[.A8]+10000" office:value-type="float" office:value="80000" calcext:value-type="float">
            <text:p>80000</text:p>
          </table:table-cell>
          <table:table-cell office:value-type="float" office:value="1.836228" calcext:value-type="float">
            <text:p>1.836228</text:p>
          </table:table-cell>
          <table:table-cell office:value-type="float" office:value="0.004358" calcext:value-type="float">
            <text:p>0.004358</text:p>
          </table:table-cell>
          <table:table-cell office:value-type="float" office:value="0.003524" calcext:value-type="float">
            <text:p>0.003524</text:p>
          </table:table-cell>
        </table:table-row>
        <table:table-row table:style-name="ro1">
          <table:table-cell table:formula="of:=[.A9]+10000" office:value-type="float" office:value="90000" calcext:value-type="float">
            <text:p>90000</text:p>
          </table:table-cell>
          <table:table-cell office:value-type="float" office:value="2.28516" calcext:value-type="float">
            <text:p>2.28516</text:p>
          </table:table-cell>
          <table:table-cell office:value-type="float" office:value="0.005489" calcext:value-type="float">
            <text:p>0.005489</text:p>
          </table:table-cell>
          <table:table-cell office:value-type="float" office:value="0.004359" calcext:value-type="float">
            <text:p>0.004359</text:p>
          </table:table-cell>
        </table:table-row>
        <table:table-row table:style-name="ro1">
          <table:table-cell table:formula="of:=[.A10]+10000" office:value-type="float" office:value="100000" calcext:value-type="float">
            <text:p>100000</text:p>
          </table:table-cell>
          <table:table-cell office:value-type="float" office:value="2.825505" calcext:value-type="float">
            <text:p>2.825505</text:p>
          </table:table-cell>
          <table:table-cell office:value-type="float" office:value="0.006324" calcext:value-type="float">
            <text:p>0.006324</text:p>
          </table:table-cell>
          <table:table-cell office:value-type="float" office:value="0.004908" calcext:value-type="float">
            <text:p>0.0049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1">00/00/0000</text:date>, <text:time style:data-style-name="N2" text:time-value="11:33:13.0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1T10:02:23.150000000</meta:creation-date>
    <dc:date>2024-09-01T11:34:16.872000000</dc:date>
    <meta:editing-duration>PT36M41S</meta:editing-duration>
    <meta:editing-cycles>3</meta:editing-cycles>
    <meta:generator>LibreOffice/24.8.0.3$Windows_X86_64 LibreOffice_project/0bdf1299c94fe897b119f97f3c613e9dca6be583</meta:generator>
    <meta:document-statistic meta:table-count="3" meta:cell-count="132" meta:object-count="0"/>
  </office:meta>
</office:document-meta>
</file>